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Implements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27cm" svg:height="1.27cm" svg:x="11.795cm" svg:y="6.715cm">
          <text:p text:style-name="P1">get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11.795cm" svg:y="16.095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3.505cm" svg:y="7.35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3.54cm" svg:y="4.28cm">
          <text:p text:style-name="P1">Field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6.52cm" svg:y="1.74cm">
          <text:p text:style-name="P1">Class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155cm" svg:y1="3.01cm" svg:x2="4.175cm" svg:y2="4.28cm" draw:start-shape="id1" draw:start-glue-point="8" draw:end-shape="id2" draw:end-glue-point="4" svg:d="m7155 3010-2980 1270">
          <text:p/>
        </draw:connector>
        <draw:custom-shape draw:style-name="gr1" draw:text-style-name="P1" xml:id="id3" draw:id="id3" draw:layer="layout" svg:width="1.27cm" svg:height="1.27cm" svg:x="8.835cm" svg:y="4.28cm">
          <text:p text:style-name="P1">Method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11.795cm" svg:y="9.455cm">
          <text:p text:style-name="P1">set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27cm" svg:height="1.27cm" svg:x="15.605cm" svg:y="13.6cm">
          <text:p text:style-name="P1">Decla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27cm" svg:height="1.27cm" svg:x="19.785cm" svg:y="14.535cm">
          <text:p text:style-name="P1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27cm" svg:height="1.27cm" svg:x="19.785cm" svg:y="12.63cm">
          <text:p text:style-name="P1">Constructor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7cm" svg:height="1.27cm" svg:x="15.605cm" svg:y="18.41cm">
          <text:p text:style-name="P1">Method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27cm" svg:height="1.27cm" svg:x="20.05cm" svg:y="17.04cm">
          <text:p text:style-name="P1">Rece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27cm" svg:height="1.27cm" svg:x="20.05cm" svg:y="18.41cm">
          <text:p text:style-name="P1">Method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27cm" svg:height="1.27cm" svg:x="20.05cm" svg:y="20.12cm">
          <text:p text:style-name="P1">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155cm" svg:y1="3.01cm" svg:x2="9.47cm" svg:y2="4.28cm" draw:end-shape="id3" draw:end-glue-point="4" svg:d="m7155 3010 2315 1270">
          <text:p/>
        </draw:connector>
        <draw:connector draw:style-name="gr2" draw:text-style-name="P1" draw:layer="layout" draw:type="line" svg:x1="4.175cm" svg:y1="5.55cm" svg:x2="4.14cm" svg:y2="7.355cm" draw:start-shape="id2" draw:start-glue-point="8" draw:end-shape="id4" draw:end-glue-point="4" svg:d="m4175 5550-35 1805">
          <text:p/>
        </draw:connector>
        <draw:connector draw:style-name="gr3" draw:text-style-name="P1" draw:layer="layout" svg:x1="9.47cm" svg:y1="5.55cm" svg:x2="11.795cm" svg:y2="7.35cm" draw:start-shape="id3" draw:start-glue-point="8" draw:end-shape="id5" draw:end-glue-point="6" svg:d="m9470 5550v1800h2325">
          <text:p/>
        </draw:connector>
        <draw:connector draw:style-name="gr3" draw:text-style-name="P1" draw:layer="layout" svg:x1="9.47cm" svg:y1="5.55cm" svg:x2="11.795cm" svg:y2="10.09cm" draw:start-shape="id3" draw:start-glue-point="8" draw:end-shape="id6" draw:end-glue-point="6" svg:d="m9470 5550v4540h2325">
          <text:p/>
        </draw:connector>
        <draw:connector draw:style-name="gr3" draw:text-style-name="P1" draw:layer="layout" svg:x1="9.47cm" svg:y1="5.55cm" svg:x2="11.795cm" svg:y2="16.73cm" draw:start-shape="id3" draw:start-glue-point="8" draw:end-shape="id7" draw:end-glue-point="6" svg:d="m9470 5550v11180h2325">
          <text:p/>
        </draw:connector>
        <draw:custom-shape draw:style-name="gr1" draw:text-style-name="P1" xml:id="id8" draw:id="id8" draw:layer="layout" svg:width="1.27cm" svg:height="1.27cm" svg:x="16.295cm" svg:y="6.715cm">
          <text:p text:style-name="P1">ReturnStat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21.955cm" svg:y="6.715cm">
          <text:p text:style-name="P1">VariableExpr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27cm" svg:height="1.27cm" svg:x="16.295cm" svg:y="9.515cm">
          <text:p text:style-name="P1">Assig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27cm" svg:height="1.27cm" svg:x="21.955cm" svg:y="8.715cm">
          <text:p text:style-name="P1">VariableExpr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27cm" svg:height="1.27cm" svg:x="21.955cm" svg:y="10.515cm">
          <text:p text:style-name="P1">Expr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65cm" svg:y1="7.35cm" svg:x2="16.295cm" svg:y2="7.35cm" draw:start-shape="id5" draw:start-glue-point="10" draw:end-shape="id8" draw:end-glue-point="6" svg:d="m13065 7350h3230">
          <text:p/>
        </draw:connector>
        <draw:connector draw:style-name="gr3" draw:text-style-name="P1" draw:layer="layout" svg:x1="17.565cm" svg:y1="7.35cm" svg:x2="21.955cm" svg:y2="7.35cm" draw:start-shape="id8" draw:start-glue-point="10" draw:end-shape="id9" draw:end-glue-point="6" svg:d="m17565 7350h4390">
          <text:p/>
        </draw:connector>
        <draw:connector draw:style-name="gr3" draw:text-style-name="P1" draw:layer="layout" svg:x1="13.065cm" svg:y1="10.09cm" svg:x2="16.295cm" svg:y2="10.15cm" draw:start-shape="id6" draw:start-glue-point="10" draw:end-shape="id10" svg:d="m13065 10090h1432v60h1798">
          <text:p/>
        </draw:connector>
        <draw:connector draw:style-name="gr3" draw:text-style-name="P1" draw:layer="layout" svg:x1="17.565cm" svg:y1="10.15cm" svg:x2="22.141cm" svg:y2="9.799cm" draw:start-shape="id10" draw:start-glue-point="10" draw:end-shape="id11" draw:end-glue-point="7" svg:d="m17565 10150h1663v-351h2913">
          <text:p/>
        </draw:connector>
        <draw:connector draw:style-name="gr3" draw:text-style-name="P1" draw:layer="layout" draw:line-skew="-0.29cm" svg:x1="17.565cm" svg:y1="10.151cm" svg:x2="22.141cm" svg:y2="10.701cm" draw:end-shape="id12" draw:end-glue-point="5" svg:d="m17565 10151h1215v550h3361">
          <text:p/>
        </draw:connector>
        <draw:connector draw:style-name="gr4" draw:text-style-name="P1" draw:layer="layout" svg:x1="13.065cm" svg:y1="16.73cm" svg:x2="15.791cm" svg:y2="14.684cm" draw:start-shape="id7" draw:start-glue-point="10" draw:end-shape="id13" draw:end-glue-point="7" svg:d="m13065 16730h820v-2046h1906">
          <text:p/>
        </draw:connector>
        <draw:connector draw:style-name="gr4" draw:text-style-name="P1" draw:layer="layout" svg:x1="13.065cm" svg:y1="16.73cm" svg:x2="15.791cm" svg:y2="18.596cm" draw:start-shape="id7" draw:start-glue-point="10" draw:end-shape="id14" draw:end-glue-point="5" svg:d="m13065 16730h784v1866h1942">
          <text:p/>
        </draw:connector>
        <draw:connector draw:style-name="gr4" draw:text-style-name="P1" draw:layer="layout" draw:line-skew="0.601cm 3.954cm -1.672cm" svg:x1="16.689cm" svg:y1="13.786cm" svg:x2="19.971cm" svg:y2="13.714cm" draw:start-shape="id13" draw:start-glue-point="11" draw:end-shape="id15" draw:end-glue-point="7" svg:d="m16689 13786v-86h1456v0h1826v14">
          <text:p/>
        </draw:connector>
        <draw:connector draw:style-name="gr4" draw:text-style-name="P1" draw:layer="layout" svg:x1="16.689cm" svg:y1="14.684cm" svg:x2="19.971cm" svg:y2="14.721cm" draw:start-shape="id13" draw:start-glue-point="9" draw:end-shape="id16" draw:end-glue-point="5" svg:d="m16689 14684h1859v37h1423">
          <text:p/>
        </draw:connector>
        <draw:connector draw:style-name="gr4" draw:text-style-name="P1" draw:layer="layout" draw:line-skew="-0.529cm" svg:x1="16.689cm" svg:y1="18.596cm" svg:x2="20.236cm" svg:y2="17.226cm" draw:start-shape="id14" draw:start-glue-point="11" draw:end-shape="id17" draw:end-glue-point="5" svg:d="m16689 18596h1456v-1370h2091">
          <text:p/>
        </draw:connector>
        <draw:connector draw:style-name="gr4" draw:text-style-name="P1" draw:layer="layout" svg:x1="16.689cm" svg:y1="19.494cm" svg:x2="20.236cm" svg:y2="20.306cm" draw:start-shape="id14" draw:start-glue-point="9" draw:end-shape="id18" draw:end-glue-point="5" svg:d="m16689 19494h1818v812h1729">
          <text:p/>
        </draw:connector>
        <draw:connector draw:style-name="gr4" draw:text-style-name="P1" draw:layer="layout" draw:line-skew="0.871cm" svg:x1="16.689cm" svg:y1="18.596cm" svg:x2="20.236cm" svg:y2="18.596cm" draw:start-shape="id14" draw:start-glue-point="11" draw:end-shape="id19" draw:end-glue-point="5" svg:d="m16689 18596v184h3547v-1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Implements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03-10T07:34:27</meta:creation-date>
    <dc:date>2011-10-03T07:33:19</dc:date>
    <dc:creator>Hamlet D'Arcy</dc:creator>
    <meta:editing-duration>PT29M57S</meta:editing-duration>
    <meta:editing-cycles>17</meta:editing-cycles>
    <meta:generator>LibreOffice/3.3$Unix LibreOffice_project/330m19$Build-202</meta:generator>
    <meta:document-statistic meta:object-count="37"/>
  </office:meta>
</office:document-meta>
</file>